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solid" svg:stroke-width="0.026cm" svg:stroke-color="#3465a4" draw:stroke-linejoin="round" draw:fill="solid" draw:fill-color="#729fc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53cm" draw:shadow-color="#000000" draw:shadow-opacity="50%"/>
    </style:style>
    <style:style style:name="gr2" style:family="graphic" style:parent-style-name="standard">
      <style:graphic-properties draw:stroke="solid" svg:stroke-width="0.106cm" svg:stroke-color="#0000ff" draw:marker-end="msArrowEnd_20_5" draw:marker-end-width="0.318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3" style:family="graphic">
      <style:graphic-properties style:protect="size"/>
    </style:style>
    <style:style style:name="pr1" style:family="presentation" style:parent-style-name="OBJECT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solid" draw:fill-color="#729fcf"/>
      <style:paragraph-properties fo:text-align="start" style:font-independent-line-spacing="true"/>
      <style:text-properties fo:font-size="14pt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BJECT" presentation:presentation-page-layout-name="AL1T11">
        <draw:custom-shape draw:name="Google Shape;60;p14" draw:style-name="gr1" draw:text-style-name="P2" xml:id="id10" draw:id="id10" draw:layer="layout" svg:width="3.999cm" svg:height="3.399cm" svg:x="16.812cm" svg:y="6cm">
          <text:p text:style-name="P1"><text:span text:style-name="T1">Åpne publi-</text:span></text:p>
          <text:p text:style-name="P1"><text:span text:style-name="T1">kasjoner</text:span></text:p>
          <draw:enhanced-geometry draw:mirror-horizontal="false" draw:mirror-vertical="false" drawooo:sub-view-size="4001 3402" draw:text-areas="0 0 ?f0 ?f1" svg:viewBox="0 0 0 0" draw:type="ooxml-non-primitive" draw:enhanced-path="M 1000 0 L 3000 0 4000 1700 3000 3401 1000 3401 0 1700 1000 0 N">
            <draw:equation draw:name="f0" draw:formula="logwidth"/>
            <draw:equation draw:name="f1" draw:formula="logheight"/>
          </draw:enhanced-geometry>
        </draw:custom-shape>
        <draw:custom-shape draw:name="Google Shape;61;p14" draw:style-name="gr1" draw:text-style-name="P2" xml:id="id9" draw:id="id9" draw:layer="layout" svg:width="3.999cm" svg:height="3.399cm" svg:x="13.6cm" svg:y="4.2cm">
          <text:p text:style-name="P1"><text:span text:style-name="T1">Åpen fagfelle-</text:span></text:p>
          <text:p text:style-name="P1"><text:span text:style-name="T1">vurdering</text:span></text:p>
          <draw:enhanced-geometry draw:mirror-horizontal="false" draw:mirror-vertical="false" drawooo:sub-view-size="4001 3402" draw:text-areas="0 0 ?f0 ?f1" svg:viewBox="0 0 0 0" draw:type="ooxml-non-primitive" draw:enhanced-path="M 1000 0 L 3000 0 4000 1700 3000 3401 1000 3401 0 1700 1000 0 N">
            <draw:equation draw:name="f0" draw:formula="logwidth"/>
            <draw:equation draw:name="f1" draw:formula="logheight"/>
          </draw:enhanced-geometry>
        </draw:custom-shape>
        <draw:custom-shape draw:name="Google Shape;62;p14" draw:style-name="gr2" draw:text-style-name="P3" draw:layer="layout" svg:width="1.298cm" svg:height="0.001cm" svg:x="4.751cm" svg:y="7.66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65;p14" draw:style-name="gr1" draw:text-style-name="P2" xml:id="id3" draw:id="id3" draw:layer="layout" svg:width="3.999cm" svg:height="3.399cm" svg:x="3.9cm" svg:y="6cm">
          <text:p text:style-name="P1"><text:span text:style-name="T1">Åpen notatblokk</text:span></text:p>
          <draw:enhanced-geometry draw:mirror-horizontal="false" draw:mirror-vertical="false" drawooo:sub-view-size="4001 3402" draw:text-areas="0 0 ?f0 ?f1" svg:viewBox="0 0 0 0" draw:type="ooxml-non-primitive" draw:enhanced-path="M 1000 0 L 3000 0 4000 1700 3000 3401 1000 3401 0 1700 1000 0 N">
            <draw:equation draw:name="f0" draw:formula="logwidth"/>
            <draw:equation draw:name="f1" draw:formula="logheight"/>
          </draw:enhanced-geometry>
        </draw:custom-shape>
        <draw:custom-shape draw:name="Google Shape;66;p14" draw:style-name="gr1" draw:text-style-name="P2" xml:id="id6" draw:id="id6" draw:layer="layout" svg:width="3.999cm" svg:height="3.399cm" svg:x="10.356cm" svg:y="6cm">
          <text:p text:style-name="P1"><text:span text:style-name="T1">Åpne </text:span></text:p>
          <text:p text:style-name="P1"><text:span text:style-name="T1">data</text:span></text:p>
          <draw:enhanced-geometry draw:mirror-horizontal="false" draw:mirror-vertical="false" drawooo:sub-view-size="4001 3402" draw:text-areas="0 0 ?f0 ?f1" svg:viewBox="0 0 0 0" draw:type="ooxml-non-primitive" draw:enhanced-path="M 1000 0 L 3000 0 4000 1700 3000 3401 1000 3401 0 1700 1000 0 N">
            <draw:equation draw:name="f0" draw:formula="logwidth"/>
            <draw:equation draw:name="f1" draw:formula="logheight"/>
          </draw:enhanced-geometry>
        </draw:custom-shape>
        <draw:custom-shape draw:name="Google Shape;67;p14" draw:style-name="gr1" draw:text-style-name="P2" xml:id="id5" draw:id="id5" draw:layer="layout" svg:width="3.999cm" svg:height="3.399cm" svg:x="7.1cm" svg:y="7.868cm">
          <text:p text:style-name="P1"><text:span text:style-name="T1">Åpen kildekode</text:span></text:p>
          <draw:enhanced-geometry draw:mirror-horizontal="false" draw:mirror-vertical="false" drawooo:sub-view-size="4001 3402" draw:text-areas="0 0 ?f0 ?f1" svg:viewBox="0 0 0 0" draw:type="ooxml-non-primitive" draw:enhanced-path="M 1000 0 L 3000 0 4000 1700 3000 3401 1000 3401 0 1700 1000 0 N">
            <draw:equation draw:name="f0" draw:formula="logwidth"/>
            <draw:equation draw:name="f1" draw:formula="logheight"/>
          </draw:enhanced-geometry>
        </draw:custom-shape>
        <draw:custom-shape draw:name="Google Shape;68;p14" draw:style-name="gr1" draw:text-style-name="P2" xml:id="id12" draw:id="id12" draw:layer="layout" svg:width="3.999cm" svg:height="3.399cm" svg:x="20.1cm" svg:y="7.868cm">
          <text:p text:style-name="P1"><text:span text:style-name="T1">Åpne fag-</text:span></text:p>
          <text:p text:style-name="P1"><text:span text:style-name="T1">nettverk</text:span></text:p>
          <draw:enhanced-geometry draw:mirror-horizontal="false" draw:mirror-vertical="false" drawooo:sub-view-size="4001 3402" draw:text-areas="0 0 ?f0 ?f1" svg:viewBox="0 0 0 0" draw:type="ooxml-non-primitive" draw:enhanced-path="M 1000 0 L 3000 0 4000 1700 3000 3401 1000 3401 0 1700 1000 0 N">
            <draw:equation draw:name="f0" draw:formula="logwidth"/>
            <draw:equation draw:name="f1" draw:formula="logheight"/>
          </draw:enhanced-geometry>
        </draw:custom-shape>
        <draw:custom-shape draw:name="Google Shape;69;p14" draw:style-name="gr1" draw:text-style-name="P2" xml:id="id7" draw:id="id7" draw:layer="layout" svg:width="3.999cm" svg:height="3.399cm" svg:x="10.356cm" svg:y="2.267cm">
          <text:p text:style-name="P1"><text:span text:style-name="T1">Folke-</text:span></text:p>
          <text:p text:style-name="P1"><text:span text:style-name="T1">forskning</text:span></text:p>
          <draw:enhanced-geometry draw:mirror-horizontal="false" draw:mirror-vertical="false" drawooo:sub-view-size="4001 3402" draw:text-areas="0 0 ?f0 ?f1" svg:viewBox="0 0 0 0" draw:type="ooxml-non-primitive" draw:enhanced-path="M 1000 0 L 3000 0 4000 1700 3000 3401 1000 3401 0 1700 1000 0 N">
            <draw:equation draw:name="f0" draw:formula="logwidth"/>
            <draw:equation draw:name="f1" draw:formula="logheight"/>
          </draw:enhanced-geometry>
        </draw:custom-shape>
        <draw:custom-shape draw:name="Google Shape;70;p14" draw:style-name="gr1" draw:text-style-name="P2" xml:id="id11" draw:id="id11" draw:layer="layout" svg:width="3.999cm" svg:height="3.399cm" svg:x="16.812cm" svg:y="9.608cm">
          <text:p text:style-name="P1"><text:span text:style-name="T1">Åpent lærings-</text:span></text:p>
          <text:p text:style-name="P1"><text:span text:style-name="T1">materiell</text:span></text:p>
          <draw:enhanced-geometry draw:mirror-horizontal="false" draw:mirror-vertical="false" drawooo:sub-view-size="4001 3402" draw:text-areas="0 0 ?f0 ?f1" svg:viewBox="0 0 0 0" draw:type="ooxml-non-primitive" draw:enhanced-path="M 1000 0 L 3000 0 4000 1700 3000 3401 1000 3401 0 1700 1000 0 N">
            <draw:equation draw:name="f0" draw:formula="logwidth"/>
            <draw:equation draw:name="f1" draw:formula="logheight"/>
          </draw:enhanced-geometry>
        </draw:custom-shape>
        <draw:custom-shape draw:name="Google Shape;71;p14" draw:style-name="gr1" draw:text-style-name="P2" xml:id="id1" draw:id="id1" draw:layer="layout" svg:width="3.999cm" svg:height="3.399cm" svg:x="0.6cm" svg:y="4.2cm">
          <text:p text:style-name="P1"><text:span text:style-name="T1">Åpen søknad</text:span></text:p>
          <draw:enhanced-geometry draw:mirror-horizontal="false" draw:mirror-vertical="false" drawooo:sub-view-size="4001 3402" draw:text-areas="0 0 ?f0 ?f1" svg:viewBox="0 0 0 0" draw:type="ooxml-non-primitive" draw:enhanced-path="M 1000 0 L 3000 0 4000 1700 3000 3401 1000 3401 0 1700 1000 0 N">
            <draw:equation draw:name="f0" draw:formula="logwidth"/>
            <draw:equation draw:name="f1" draw:formula="logheight"/>
          </draw:enhanced-geometry>
        </draw:custom-shape>
        <draw:custom-shape draw:name="Google Shape;72;p14" draw:style-name="gr1" draw:text-style-name="P2" xml:id="id2" draw:id="id2" draw:layer="layout" svg:width="3.999cm" svg:height="3.399cm" svg:x="0.6cm" svg:y="7.868cm">
          <text:p text:style-name="P1"><text:span text:style-name="T1">Åpen vurdering</text:span></text:p>
          <draw:enhanced-geometry draw:mirror-horizontal="false" draw:mirror-vertical="false" drawooo:sub-view-size="4001 3402" draw:text-areas="0 0 ?f0 ?f1" svg:viewBox="0 0 0 0" draw:type="ooxml-non-primitive" draw:enhanced-path="M 1000 0 L 3000 0 4000 1700 3000 3401 1000 3401 0 1700 1000 0 N">
            <draw:equation draw:name="f0" draw:formula="logwidth"/>
            <draw:equation draw:name="f1" draw:formula="logheight"/>
          </draw:enhanced-geometry>
        </draw:custom-shape>
        <draw:custom-shape draw:name="Google Shape;73;p14" draw:style-name="gr1" draw:text-style-name="P2" xml:id="id13" draw:id="id13" draw:layer="layout" svg:width="3.999cm" svg:height="3.399cm" svg:x="19.971cm" svg:y="4.2cm">
          <text:p text:style-name="P1"><text:span text:style-name="T1">Åpne siteringer</text:span></text:p>
          <draw:enhanced-geometry draw:mirror-horizontal="false" draw:mirror-vertical="false" drawooo:sub-view-size="4001 3402" draw:text-areas="0 0 ?f0 ?f1" svg:viewBox="0 0 0 0" draw:type="ooxml-non-primitive" draw:enhanced-path="M 1000 0 L 3000 0 4000 1700 3000 3401 1000 3401 0 1700 1000 0 N">
            <draw:equation draw:name="f0" draw:formula="logwidth"/>
            <draw:equation draw:name="f1" draw:formula="logheight"/>
          </draw:enhanced-geometry>
        </draw:custom-shape>
        <draw:custom-shape draw:name="Google Shape;74;p14" draw:style-name="gr1" draw:text-style-name="P2" xml:id="id4" draw:id="id4" draw:layer="layout" svg:width="3.999cm" svg:height="3.399cm" svg:x="7.1cm" svg:y="4.2cm">
          <text:p text:style-name="P1"><text:span text:style-name="T1">Åpne metoder</text:span></text:p>
          <draw:enhanced-geometry draw:mirror-horizontal="false" draw:mirror-vertical="false" drawooo:sub-view-size="4001 3402" draw:text-areas="0 0 ?f0 ?f1" svg:viewBox="0 0 0 0" draw:type="ooxml-non-primitive" draw:enhanced-path="M 1000 0 L 3000 0 4000 1700 3000 3401 1000 3401 0 1700 1000 0 N">
            <draw:equation draw:name="f0" draw:formula="logwidth"/>
            <draw:equation draw:name="f1" draw:formula="logheight"/>
          </draw:enhanced-geometry>
        </draw:custom-shape>
        <draw:custom-shape draw:name="Google Shape;75;p14" draw:style-name="gr1" draw:text-style-name="P2" xml:id="id14" draw:id="id14" draw:layer="layout" svg:width="3.999cm" svg:height="3.399cm" svg:x="23.3cm" svg:y="6cm">
          <text:p text:style-name="P1"><text:span text:style-name="T1">Åpen evaluering</text:span></text:p>
          <draw:enhanced-geometry draw:mirror-horizontal="false" draw:mirror-vertical="false" drawooo:sub-view-size="4001 3402" draw:text-areas="0 0 ?f0 ?f1" svg:viewBox="0 0 0 0" draw:type="ooxml-non-primitive" draw:enhanced-path="M 1000 0 L 3000 0 4000 1700 3000 3401 1000 3401 0 1700 1000 0 N">
            <draw:equation draw:name="f0" draw:formula="logwidth"/>
            <draw:equation draw:name="f1" draw:formula="logheight"/>
          </draw:enhanced-geometry>
        </draw:custom-shape>
        <draw:custom-shape draw:name="Google Shape;76;p14" draw:style-name="gr1" draw:text-style-name="P2" xml:id="id8" draw:id="id8" draw:layer="layout" svg:width="3.999cm" svg:height="3.399cm" svg:x="13.6cm" svg:y="7.868cm">
          <text:p text:style-name="P1"><text:span text:style-name="T1">Åpne manu-</text:span></text:p>
          <text:p text:style-name="P1"><text:span text:style-name="T1">skripter</text:span></text:p>
          <draw:enhanced-geometry draw:mirror-horizontal="false" draw:mirror-vertical="false" drawooo:sub-view-size="4001 3402" draw:text-areas="0 0 ?f0 ?f1" svg:viewBox="0 0 0 0" draw:type="ooxml-non-primitive" draw:enhanced-path="M 1000 0 L 3000 0 4000 1700 3000 3401 1000 3401 0 1700 1000 0 N">
            <draw:equation draw:name="f0" draw:formula="logwidth"/>
            <draw:equation draw:name="f1" draw:formula="logheight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</anim:seq>
        </anim:par>
        <presentation:notes draw:style-name="dp2">
          <draw:frame draw:name="Google Shape;57;ge81407352d_0_291:notes" presentation:style-name="pr1" draw:text-style-name="P4" draw:layer="layout" svg:width="16.798cm" svg:height="13.363cm" svg:x="2.1cm" svg:y="14.107cm" presentation:class="notes" presentation:placeholder="true" presentation:user-transformed="true">
            <draw:text-box/>
          </draw:frame>
          <draw:page-thumbnail draw:name="Google Shape;58;ge81407352d_0_291:notes" draw:style-name="gr3" draw:layer="layout" svg:width="19.797cm" svg:height="11.136cm" svg:x="0.6cm" svg:y="2.257cm" draw:page-number="1" presentation:class="page"/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-background" style:family="presentation">
      <style:graphic-properties draw:stroke="none" draw:fill="solid" draw:fill-color="#ffffff"/>
      <style:text-properties style:letter-kerning="true"/>
    </style:style>
    <style:style style:name="OBJEC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BJEC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BJECT-outline1" style:family="presentation">
      <style:graphic-properties draw:stroke="none" draw:fill="none" draw:auto-grow-height="false" draw:fit-to-size="shrink-to-fit" style:shrink-to-fit="true">
        <text:list-style style:name="OBJEC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outline2" style:family="presentation" style:parent-style-name="OBJEC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3" style:family="presentation" style:parent-style-name="OBJEC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4" style:family="presentation" style:parent-style-name="OBJEC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5" style:family="presentation" style:parent-style-name="OBJECT-outline4">
      <style:paragraph-properties fo:margin-top="0.1cm" fo:margin-bottom="0cm"/>
      <style:text-properties fo:font-size="20pt" style:font-size-asian="20pt" style:font-size-complex="20pt"/>
    </style:style>
    <style:style style:name="OBJECT-outline6" style:family="presentation" style:parent-style-name="OBJECT-outline5">
      <style:paragraph-properties fo:margin-top="0.1cm" fo:margin-bottom="0cm"/>
      <style:text-properties fo:font-size="20pt" style:font-size-asian="20pt" style:font-size-complex="20pt"/>
    </style:style>
    <style:style style:name="OBJECT-outline7" style:family="presentation" style:parent-style-name="OBJECT-outline6">
      <style:paragraph-properties fo:margin-top="0.1cm" fo:margin-bottom="0cm"/>
      <style:text-properties fo:font-size="20pt" style:font-size-asian="20pt" style:font-size-complex="20pt"/>
    </style:style>
    <style:style style:name="OBJECT-outline8" style:family="presentation" style:parent-style-name="OBJECT-outline7">
      <style:paragraph-properties fo:margin-top="0.1cm" fo:margin-bottom="0cm"/>
      <style:text-properties fo:font-size="20pt" style:font-size-asian="20pt" style:font-size-complex="20pt"/>
    </style:style>
    <style:style style:name="OBJECT-outline9" style:family="presentation" style:parent-style-name="OBJECT-outline8">
      <style:paragraph-properties fo:margin-top="0.1cm" fo:margin-bottom="0cm"/>
      <style:text-properties fo:font-size="20pt" style:font-size-asian="20pt" style:font-size-complex="20pt"/>
    </style:style>
    <style:style style:name="OBJECT-subtitle" style:family="presentation">
      <style:graphic-properties draw:stroke="none" draw:fill="none" draw:textarea-vertical-align="middle">
        <text:list-style style:name="OBJEC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BJECT-title" style:family="presentation">
      <style:graphic-properties draw:stroke="none" draw:fill="none" draw:textarea-vertical-align="middle">
        <text:list-style style:name="OBJEC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15.752cm" style:print-orientation="landscape"/>
    </style:page-layout>
    <style:page-layout style:name="PM2">
      <style:page-layout-properties fo:margin-top="0cm" fo:margin-bottom="0cm" fo:margin-left="0cm" fo:margin-right="0cm" fo:page-width="20.999cm" fo:page-height="29.699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OBJECT-backgroundobjects">
      <style:graphic-properties draw:stroke="none" draw:fill="none" draw:fill-color="#ffffff" draw:auto-grow-height="false" fo:min-height="1.485cm"/>
    </style:style>
    <style:style style:name="Mpr2" style:family="presentation" style:parent-style-name="OBJEC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OBJECT" style:page-layout-name="PM1" draw:style-name="Mdp1">
      <draw:frame draw:name="Google Shape;13;p4" presentation:style-name="OBJECT-title" draw:layer="backgroundobjects" svg:width="25.199cm" svg:height="2.628cm" svg:x="1.4cm" svg:y="0.628cm" presentation:class="title" presentation:placeholder="true" presentation:user-transformed="true">
        <draw:text-box/>
      </draw:frame>
      <draw:frame draw:name="Google Shape;14;p4" presentation:style-name="OBJECT-outline1" draw:layer="backgroundobjects" svg:width="25.199cm" svg:height="9.134cm" svg:x="1.4cm" svg:y="3.685cm" presentation:class="outline" presentation:placeholder="true" presentation:user-transformed="true">
        <draw:text-box/>
      </draw:frame>
      <presentation:notes style:page-layout-name="PM2">
        <draw:page-thumbnail presentation:style-name="OBJECT-title" draw:layer="backgroundobjects" svg:width="19.798cm" svg:height="11.136cm" svg:x="0.6cm" svg:y="2.257cm" presentation:class="page"/>
        <draw:frame presentation:style-name="OBJECT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35"/>
    <meta:generator>LibreOfficeDev/6.0.5.2$Linux_X86_64 LibreOffice_project/</meta:generator>
  </office:meta>
</office:document-meta>
</file>